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7421" officeooo:paragraph-rsid="00117421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stions to professor:</text:p>
      <text:p text:style-name="P1"/>
      <text:p text:style-name="P1">1. Can I choose any data from openfmri.org or I have to choose some special ones (because there is direct information about relation with <text:span text:style-name="T1">EPILEPSIA</text:span> or not)?</text:p>
      <text:p text:style-name="P1"/>
      <text:p text:style-name="P1">2. Is it necessery to transform (xform / sform/ qform) data loaded from niftilib (like in matlab implementation)?</text:p>
      <text:p text:style-name="P1"/>
      <text:p text:style-name="P1">3. Which implementation in matlab of ICA algorithm should I base on? (InfoMax, FastICA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1T13:09:16.838182349</meta:creation-date>
    <dc:date>2015-10-21T13:15:19.067741635</dc:date>
    <meta:editing-duration>P0D</meta:editing-duration>
    <meta:editing-cycles>1</meta:editing-cycles>
    <meta:document-statistic meta:table-count="0" meta:image-count="0" meta:object-count="0" meta:page-count="1" meta:paragraph-count="4" meta:word-count="62" meta:character-count="379" meta:non-whitespace-character-count="321"/>
    <meta:generator>LibreOffice/4.2.8.2$Linux_X86_64 LibreOffice_project/420m0$Build-2</meta:generator>
  </office:meta>
</office:document-meta>
</file>